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92mm"/>
    </style:style>
    <style:style style:name="co2" style:family="table-column">
      <style:table-column-properties fo:break-before="auto" style:column-width="80.33mm"/>
    </style:style>
    <style:style style:name="co3" style:family="table-column">
      <style:table-column-properties fo:break-before="auto" style:column-width="83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20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d6d" style:text-align-source="fix" style:repeat-content="false" fo:border="2.01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5983b0" style:text-align-source="fix" style:repeat-content="false" fo:wrap-option="wrap" fo:border="2.01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6d6d" style:text-align-source="fix" style:repeat-content="false" fo:wrap-option="wrap" fo:border="2.01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afd095" style:text-align-source="fix" style:repeat-content="false" fo:border="2.01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ff972f" style:text-align-source="fix" style:repeat-content="false" fo:wrap-option="wrap" fo:border="2.01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972f" style:text-align-source="fix" style:repeat-content="false" fo:border="2.01pt solid #000000" style:vertical-align="middle"/>
      <style:paragraph-properties fo:text-align="center" fo:margin-left="0mm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number-columns-repeated="1021" table:default-cell-style-name="ce7"/>
        <table:table-row table:style-name="ro1">
          <table:table-cell table:style-name="ce1" office:value-type="string" calcext:value-type="string">
            <text:p>Phase</text:p>
          </table:table-cell>
          <table:table-cell table:style-name="ce3" office:value-type="string" calcext:value-type="string">
            <text:p>Identified evidences, artifacts, infos of intel</text:p>
          </table:table-cell>
          <table:table-cell table:style-name="ce3" office:value-type="string" calcext:value-type="string">
            <text:p>Course of Ac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 Active Reconnaissance</text:p>
          </table:table-cell>
          <table:table-cell/>
          <table:table-cell table:style-name="ce5" office:value-type="string" calcext:value-type="string">
            <text:p>Detect, Deny , Disrupt, Degrade, Deceive, Destro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 Weaponization or Customization</text:p>
          </table:table-cell>
          <table:table-cell/>
          <table:table-cell table:style-name="ce5" office:value-type="string" calcext:value-type="string">
            <text:p>Detect, Deny , Disrupt, Degrade, Deceive, Destro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 Delivery</text:p>
          </table:table-cell>
          <table:table-cell/>
          <table:table-cell office:value-type="string" calcext:value-type="string">
            <text:p>Detect, Deny , Disrupt, Degrade, Deceive, Destro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 Exploitation</text:p>
          </table:table-cell>
          <table:table-cell/>
          <table:table-cell office:value-type="string" calcext:value-type="string">
            <text:p>Detect, Deny , Disrupt, Degrade, Deceive, Destro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- Installation</text:p>
          </table:table-cell>
          <table:table-cell/>
          <table:table-cell office:value-type="string" calcext:value-type="string">
            <text:p>Detect, Deny , Disrupt, Degrade, Deceive, Destro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- Command &amp; Control (C2)</text:p>
          </table:table-cell>
          <table:table-cell/>
          <table:table-cell office:value-type="string" calcext:value-type="string">
            <text:p>Detect, Deny , Disrupt, Degrade, Deceive, Destro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7- Action on Objectives</text:p>
          </table:table-cell>
          <table:table-cell/>
          <table:table-cell office:value-type="string" calcext:value-type="string">
            <text:p>Detect, Deny , Disrupt, Degrade, Deceive, Destroy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15:20:11.302357401</meta:creation-date>
    <dc:date>2020-05-14T15:29:29.747412859</dc:date>
    <meta:editing-duration>PT9M19S</meta:editing-duration>
    <meta:editing-cycles>1</meta:editing-cycles>
    <meta:document-statistic meta:table-count="1" meta:cell-count="17" meta:object-count="0"/>
    <meta:generator>LibreOffice/6.1.5.2$Linux_X86_64 LibreOffice_project/10$Build-2</meta:generator>
  </office:meta>
</office:document-meta>
</file>